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herit" svg:font-family="inherit" style:font-family-generic="roman" svg:panose-1="0 0 0 0 0 0 0 0 0 0"/>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order="0.0034in solid #E3E3E3" fo:padding="0in" style:shadow="none" fo:margin-bottom="0.2083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 style:parent-style-name="Normal" style:family="paragraph">
      <style:paragraph-properties fo:border="0.0034in solid #E3E3E3" fo:padding="0in" style:shadow="none" fo:margin-bottom="0in" fo:line-height="100%" fo:background-color="#21212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egoe UI" style:font-name-asian="Times New Roman" style:font-name-complex="Segoe UI" fo:color="#ECECEC" style:letter-kerning="false" fo:font-size="10.5pt" style:font-size-asian="10.5pt" style:font-size-complex="10.5pt" style:language-asian="en" style:country-asian="IN"/>
    </style:style>
    <style:style style:name="P4" style:parent-style-name="Normal" style:family="paragraph">
      <style:paragraph-properties fo:border="0.0034in solid #E3E3E3" fo:padding="0in" style:shadow="none" fo:margin-bottom="0in" fo:line-height="100%" fo:background-color="#21212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7" style:parent-style-name="Normal" style:list-style-name="LFO1" style:family="paragraph">
      <style:paragraph-properties fo:border="0.0034in solid #E3E3E3" fo:padding-top="0in" fo:padding-left="0.0694in" fo:padding-bottom="0in" fo:padding-right="0in" style:shadow="none" fo:margin-bottom="0in" fo:line-height="100%" fo:background-color="#212121"/>
    </style:style>
    <style:style style:name="T8"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9"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0"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1" style:parent-style-name="Normal" style:list-style-name="LFO1" style:family="paragraph">
      <style:paragraph-properties fo:border="0.0034in solid #E3E3E3" fo:padding-top="0in" fo:padding-left="0.0694in" fo:padding-bottom="0in" fo:padding-right="0in" style:shadow="none" fo:margin-bottom="0in" fo:line-height="100%" fo:background-color="#212121"/>
    </style:style>
    <style:style style:name="T1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5" style:parent-style-name="Normal" style:family="paragraph">
      <style:paragraph-properties fo:border="0.0034in solid #E3E3E3" fo:padding="0in" style:shadow="none" fo:margin-top="0.2083in" fo:margin-bottom="0.2083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6"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7"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8"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9"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2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2"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2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5" style:parent-style-name="Normal" style:family="paragraph">
      <style:paragraph-properties fo:border="0.0034in solid #E3E3E3" fo:padding="0in" style:shadow="none" fo:margin-bottom="0.2083in" fo:line-height="100%" fo:background-color="#212121"/>
    </style:style>
    <style:style style:name="T2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7"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28"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9" style:parent-style-name="Normal" style:family="paragraph">
      <style:paragraph-properties fo:border="0.0034in solid #E3E3E3" fo:padding="0in" style:shadow="none" fo:margin-top="0.2083in" fo:margin-bottom="0.2083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0" style:parent-style-name="Normal" style:family="paragraph">
      <style:paragraph-properties fo:border="0.0034in solid #E3E3E3" fo:padding="0in" style:shadow="none" fo:margin-bottom="0in" fo:line-height="100%" fo:background-color="#21212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32" style:parent-style-name="Normal" style:list-style-name="LFO3" style:family="paragraph">
      <style:paragraph-properties fo:border="0.0034in solid #E3E3E3" fo:padding-top="0in" fo:padding-left="0.0694in" fo:padding-bottom="0in" fo:padding-right="0in" style:shadow="none" fo:margin-bottom="0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3" style:parent-style-name="Normal" style:list-style-name="LFO3" style:family="paragraph">
      <style:paragraph-properties fo:border="0.0034in solid #E3E3E3" fo:padding-top="0in" fo:padding-left="0.0694in" fo:padding-bottom="0in" fo:padding-right="0in" style:shadow="none" fo:margin-bottom="0in" fo:line-height="100%" fo:background-color="#212121"/>
    </style:style>
    <style:style style:name="T3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5"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3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7" style:parent-style-name="Normal" style:family="paragraph">
      <style:paragraph-properties fo:border="0.0034in solid #E3E3E3" fo:padding="0in" style:shadow="none" fo:margin-top="0.2083in" fo:margin-bottom="0.2083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8" style:parent-style-name="Normal" style:family="paragraph">
      <style:paragraph-properties fo:border="0.0034in solid #E3E3E3" fo:padding="0in" style:shadow="none" fo:margin-bottom="0in" fo:line-height="100%" fo:background-color="#21212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4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41"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4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43"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4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45"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4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47"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4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49"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5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51"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5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5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5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55"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5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57"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5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5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6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61" style:parent-style-name="Normal" style:family="paragraph">
      <style:paragraph-properties fo:border="0.0034in solid #E3E3E3" fo:padding="0in" style:shadow="none" fo:margin-top="0.2083in" fo:margin-bottom="0.2083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62"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6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6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6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66"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6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6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6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7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7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7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7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7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7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76"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7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7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7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8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8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8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8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84"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8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86"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8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8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8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90"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9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9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9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9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9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96"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9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9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9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0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0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0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0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0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0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06"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10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0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0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1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1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1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11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14" style:parent-style-name="Normal" style:family="paragraph">
      <style:paragraph-properties fo:border="0.0034in solid #E3E3E3" fo:padding="0in" style:shadow="none" fo:margin-top="0.2083in" fo:margin-bottom="0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office:automatic-styles>
  <office:body>
    <office:text text:use-soft-page-breaks="true">
      <text:p text:style-name="P1">Explain the usage of ternary operator with syntax and write a program to check whether the number is even or odd using the ternary operator.</text:p>
      <text:p text:style-name="Normal"/>
      <text:p text:style-name="P2"><text:line-break/>The ternary operator, also known as the conditional operator, is a concise way to write conditional statements in JavaScript. It is often used as a shorthand for simple if-else statements. The syntax of the ternary operator is as follows:</text:p>
      <text:p text:style-name="P3"/>
      <text:p text:style-name="P4"><text:span text:style-name="T5">condition</text:span><text:span text:style-name="T6"><text:s/>? expression1 : expression2<text:s/></text:span></text:p>
      <text:list text:style-name="LFO1" text:continue-numbering="true">
        <text:list-item>
          <text:p text:style-name="P7"><text:span text:style-name="T8">If the condition evaluates to true,<text:s/></text:span><text:span text:style-name="T9">expression1</text:span><text:span text:style-name="T10"><text:s/>is executed.</text:span></text:p>
        </text:list-item>
        <text:list-item>
          <text:p text:style-name="P11"><text:span text:style-name="T12">If the condition evaluates to false,<text:s/></text:span><text:span text:style-name="T13">expression2</text:span><text:span text:style-name="T14"><text:s/>is executed.</text:span></text:p>
        </text:list-item>
      </text:list>
      <text:p text:style-name="P15">Here's a breakdown of the parts:</text:p>
      <text:list text:style-name="LFO2" text:continue-numbering="true">
        <text:list-item>
          <text:p text:style-name="P16"><text:span text:style-name="T17">condition</text:span><text:span text:style-name="T18">: An expression that evaluates to a boolean value (true or false).</text:span></text:p>
        </text:list-item>
        <text:list-item>
          <text:p text:style-name="P19"><text:span text:style-name="T20">expression1</text:span><text:span text:style-name="T21">: The expression to be evaluated if the condition is true.</text:span></text:p>
        </text:list-item>
        <text:list-item>
          <text:p text:style-name="P22"><text:span text:style-name="T23">expression2</text:span><text:span text:style-name="T24">: The expression to be evaluated if the condition is false.</text:span></text:p>
        </text:list-item>
      </text:list>
      <text:p text:style-name="Normal"/>
      <text:p text:style-name="Normal"/>
      <text:p text:style-name="Normal">Describe the usage of the comma operator in JavaScript and provide an example.</text:p>
      <text:p text:style-name="Normal"/>
      <text:p text:style-name="P25"><text:span text:style-name="T26">In JavaScript, the comma operator (</text:span><text:span text:style-name="T27">,</text:span><text:span text:style-name="T28">) allows multiple expressions to be evaluated sequentially within a single statement. It is primarily used in situations where multiple expressions need to be executed, but only the result of the last expression is considered. The comma operator evaluates each expression from left to right and returns the value of the last expression.</text:span></text:p>
      <text:p text:style-name="P29">Here's the syntax of the comma operator:</text:p>
      <text:p text:style-name="P30"><text:span text:style-name="T31">expression1, expression2, expression3, ..., expressionN<text:s/></text:span></text:p>
      <text:list text:style-name="LFO3" text:continue-numbering="true">
        <text:list-item>
          <text:p text:style-name="P32">Each expression can be any valid JavaScript expression, including assignments, function calls, arithmetic operations, etc.</text:p>
        </text:list-item>
        <text:list-item>
          <text:p text:style-name="P33"><text:span text:style-name="T34">The comma operator evaluates all expressions but returns only the value of the last expression (</text:span><text:span text:style-name="T35">expressionN</text:span><text:span text:style-name="T36">).</text:span></text:p>
        </text:list-item>
      </text:list>
      <text:p text:style-name="P37">Here's an example to illustrate the usage of the comma operator:</text:p>
      <text:p text:style-name="P38"><text:span text:style-name="T39">let</text:span><text:span text:style-name="T40"><text:s/>a =<text:s/></text:span><text:span text:style-name="T41">1</text:span><text:span text:style-name="T42">, b =<text:s/></text:span><text:span text:style-name="T43">2</text:span><text:span text:style-name="T44">, c =<text:s/></text:span><text:span text:style-name="T45">3</text:span><text:span text:style-name="T46">;<text:s/></text:span><text:span text:style-name="T47">let</text:span><text:span text:style-name="T48"><text:s/>result = (a++, b++, c++);<text:s/></text:span><text:span text:style-name="T49">console</text:span><text:span text:style-name="T50">.</text:span><text:span text:style-name="T51">log</text:span><text:span text:style-name="T52">(result);<text:s/></text:span><text:span text:style-name="T53">// Output: 3 (the value of the last expression)</text:span><text:span text:style-name="T54"><text:s/></text:span><text:span text:style-name="T55">console</text:span><text:span text:style-name="T56">.</text:span><text:span text:style-name="T57">log</text:span><text:span text:style-name="T58">(a, b, c);<text:s/></text:span><text:span text:style-name="T59">// Output: 2 3 4</text:span><text:span text:style-name="T60"><text:s/></text:span></text:p>
      <text:p text:style-name="P61">In this example:</text:p>
      <text:soft-page-break/>
      <text:list text:style-name="LFO4" text:continue-numbering="true">
        <text:list-item>
          <text:p text:style-name="P62"><text:span text:style-name="T63">We have three variables<text:s/></text:span><text:span text:style-name="T64">a</text:span><text:span text:style-name="T65">,<text:s/></text:span><text:span text:style-name="T66">b</text:span><text:span text:style-name="T67">, and<text:s/></text:span><text:span text:style-name="T68">c</text:span><text:span text:style-name="T69">, each initialized with values<text:s/></text:span><text:span text:style-name="T70">1</text:span><text:span text:style-name="T71">,<text:s/></text:span><text:span text:style-name="T72">2</text:span><text:span text:style-name="T73">, and<text:s/></text:span><text:span text:style-name="T74">3</text:span><text:span text:style-name="T75">, respectively.</text:span></text:p>
        </text:list-item>
        <text:list-item>
          <text:p text:style-name="P76"><text:span text:style-name="T77">Inside the parentheses, we use the comma operator to increment each variable (</text:span><text:span text:style-name="T78">a++</text:span><text:span text:style-name="T79">,<text:s/></text:span><text:span text:style-name="T80">b++</text:span><text:span text:style-name="T81">,<text:s/></text:span><text:span text:style-name="T82">c++</text:span><text:span text:style-name="T83">) sequentially.</text:span></text:p>
        </text:list-item>
        <text:list-item>
          <text:p text:style-name="P84"><text:span text:style-name="T85">The comma operator evaluates all three expressions but returns only the value of the last expression (</text:span><text:span text:style-name="T86">c++</text:span><text:span text:style-name="T87">), which is<text:s/></text:span><text:span text:style-name="T88">3</text:span><text:span text:style-name="T89">.</text:span></text:p>
        </text:list-item>
        <text:list-item>
          <text:p text:style-name="P90"><text:span text:style-name="T91">After the comma operator, the values of variables<text:s/></text:span><text:span text:style-name="T92">a</text:span><text:span text:style-name="T93">,<text:s/></text:span><text:span text:style-name="T94">b</text:span><text:span text:style-name="T95">, and<text:s/></text:span><text:span text:style-name="T96">c</text:span><text:span text:style-name="T97"><text:s/>are incremented by<text:s/></text:span><text:span text:style-name="T98">1</text:span><text:span text:style-name="T99"><text:s/>each, resulting in<text:s/></text:span><text:span text:style-name="T100">2</text:span><text:span text:style-name="T101">,<text:s/></text:span><text:span text:style-name="T102">3</text:span><text:span text:style-name="T103">, and<text:s/></text:span><text:span text:style-name="T104">4</text:span><text:span text:style-name="T105">, respectively.</text:span></text:p>
        </text:list-item>
        <text:list-item>
          <text:p text:style-name="P106"><text:span text:style-name="T107">We then log the result and the updated values of<text:s/></text:span><text:span text:style-name="T108">a</text:span><text:span text:style-name="T109">,<text:s/></text:span><text:span text:style-name="T110">b</text:span><text:span text:style-name="T111">, and<text:s/></text:span><text:span text:style-name="T112">c</text:span><text:span text:style-name="T113"><text:s/>to the console.</text:span></text:p>
        </text:list-item>
      </text:list>
      <text:p text:style-name="P114">This example demonstrates how the comma operator can be used to execute multiple expressions within a single statement while considering only the result of the last expression. It is often used in compact and concise code where multiple actions need to be performed sequentially.</text:p>
      <text:p text:style-name="Normal"/>
      <text:p text:style-name="Normal">Use a nested ternary operator to check that a number is positive, negative or zero. You have to print “positive” if the number is positive and similarly for negative and zero also.</text:p>
      <text:p text:style-name="Normal"/>
      <text:p text:style-name="Normal">let number = 10;</text:p>
      <text:p text:style-name="Normal">let result = number &gt; 0 ? "positive" : number &lt; 0 ? "negative" : "zero";</text:p>
      <text:p text:style-name="Normal">console.log(`${number} is ${result}.`);</text:p>
      <text:p text:style-name="Normal"/>
      <text:p text:style-name="Normal"/>
      <text:p text:style-name="Normal">Use a ternary operator to check that a person is eligible to vote or not by checking his age. If the age of the person is less than 18 then “You cannot vote” should be logged else “You can vote” should be logged.</text:p>
      <text:p text:style-name="Normal">let age = 20;</text:p>
      <text:p text:style-name="Normal">let result = age &lt; 18 ? "You cannot vote" : "You can vote";</text:p>
      <text:p text:style-name="Normal">console.log(resul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inherit" svg:font-family="inherit" style:font-family-generic="roman" svg:panose-1="0 0 0 0 0 0 0 0 0 0"/>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DefaultParagraphFont"/>
    <style:style style:name="hljs-number" style:display-name="hljs-number" style:family="text" style:parent-style-name="DefaultParagraphFont"/>
    <style:style style:name="hljs-variable" style:display-name="hljs-variable" style:family="text" style:parent-style-name="DefaultParagraphFont"/>
    <style:style style:name="hljs-title" style:display-name="hljs-title" style:family="text" style:parent-style-name="DefaultParagraphFont"/>
    <style:style style:name="hljs-comment" style:display-name="hljs-commen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25T08:35:00Z</meta:creation-date>
    <dc:date>2024-02-25T08:44:00Z</dc:date>
    <meta:template xlink:href="Normal" xlink:type="simple"/>
    <meta:editing-cycles>1</meta:editing-cycles>
    <meta:editing-duration>PT540S</meta:editing-duration>
    <meta:document-statistic meta:page-count="2" meta:paragraph-count="6" meta:word-count="486" meta:character-count="3251" meta:row-count="23" meta:non-whitespace-character-count="2771"/>
  </office:meta>
</office:document-meta>
</file>